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Palatino Linotype" svg:font-family="'Palatino Linotype'" style:font-family-generic="roman"/>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start" style:justify-single-word="false"/>
      <style:text-properties fo:language="fr" fo:country="FR" officeooo:rsid="001ab8bb" officeooo:paragraph-rsid="001ab8bb"/>
    </style:style>
    <style:style style:name="P3" style:family="paragraph" style:parent-style-name="Standard">
      <style:text-properties fo:language="fr" fo:country="FR" officeooo:rsid="0016d1ed" officeooo:paragraph-rsid="0016d1ed"/>
    </style:style>
    <style:style style:name="P4" style:family="paragraph" style:parent-style-name="Standard">
      <style:text-properties fo:language="fr" fo:country="FR" officeooo:rsid="00197d01" officeooo:paragraph-rsid="00197d01"/>
    </style:style>
    <style:style style:name="P5" style:family="paragraph" style:parent-style-name="Heading_20_1">
      <style:text-properties fo:language="fr" fo:country="FR"/>
    </style:style>
    <style:style style:name="P6" style:family="paragraph" style:parent-style-name="Heading_20_1">
      <style:text-properties fo:language="fr" fo:country="FR" officeooo:paragraph-rsid="001ab8bb"/>
    </style:style>
    <style:style style:name="P7" style:family="paragraph" style:parent-style-name="Standard">
      <style:text-properties fo:language="fr" fo:country="FR"/>
    </style:style>
    <style:style style:name="P8" style:family="paragraph" style:parent-style-name="Standard">
      <style:text-properties fo:language="fr" fo:country="FR" officeooo:rsid="0022ae5b" officeooo:paragraph-rsid="0022ae5b"/>
    </style:style>
    <style:style style:name="P9" style:family="paragraph" style:parent-style-name="Standard">
      <style:text-properties fo:language="fr" fo:country="FR" officeooo:rsid="0022ae5b" officeooo:paragraph-rsid="0026278b"/>
    </style:style>
    <style:style style:name="P10" style:family="paragraph" style:parent-style-name="Standard">
      <style:text-properties fo:language="fr" fo:country="FR" officeooo:paragraph-rsid="0020fc45"/>
    </style:style>
    <style:style style:name="P11" style:family="paragraph" style:parent-style-name="Standard">
      <style:paragraph-properties fo:text-align="start" style:justify-single-word="false"/>
      <style:text-properties fo:language="fr" fo:country="FR" officeooo:paragraph-rsid="00186aaa"/>
    </style:style>
    <style:style style:name="P12" style:family="paragraph" style:parent-style-name="Standard">
      <style:text-properties fo:language="fr" fo:country="FR" officeooo:paragraph-rsid="00197d01"/>
    </style:style>
    <style:style style:name="P13" style:family="paragraph" style:parent-style-name="Standard">
      <style:text-properties fo:language="fr" fo:country="FR" officeooo:paragraph-rsid="0026278b"/>
    </style:style>
    <style:style style:name="P14" style:family="paragraph" style:parent-style-name="Standard">
      <style:text-properties fo:language="fr" fo:country="FR" officeooo:rsid="00291833" officeooo:paragraph-rsid="00291833"/>
    </style:style>
    <style:style style:name="P15" style:family="paragraph" style:parent-style-name="Standard" style:master-page-name="Standard">
      <style:paragraph-properties fo:text-align="start" style:justify-single-word="false" style:page-number="auto"/>
      <style:text-properties fo:language="fr" fo:country="FR" officeooo:rsid="001ab8bb" officeooo:paragraph-rsid="001ab8bb"/>
    </style:style>
    <style:style style:name="P16" style:family="paragraph" style:parent-style-name="Heading_20_2">
      <style:text-properties fo:language="fr" fo:country="FR"/>
    </style:style>
    <style:style style:name="P17" style:family="paragraph" style:parent-style-name="Heading_20_2">
      <style:text-properties fo:language="fr" fo:country="FR" officeooo:paragraph-rsid="0019e193"/>
    </style:style>
    <style:style style:name="P18" style:family="paragraph" style:parent-style-name="Footer">
      <style:text-properties fo:language="fr" fo:country="FR"/>
    </style:style>
    <style:style style:name="P19" style:family="paragraph" style:parent-style-name="Header">
      <style:text-properties fo:language="fr" fo:country="FR"/>
    </style:style>
    <style:style style:name="T1" style:family="text">
      <style:text-properties officeooo:rsid="002026e5"/>
    </style:style>
    <style:style style:name="T2" style:family="text">
      <style:text-properties style:font-name="Palatino Linotype" fo:font-size="16pt" officeooo:rsid="00186aaa" style:font-name-asian="Palatino Linotype" style:font-size-asian="16pt" style:font-name-complex="Palatino Linotype" style:font-size-complex="16pt"/>
    </style:style>
    <style:style style:name="T3" style:family="text">
      <style:text-properties style:font-name="Times New Roman" fo:font-size="12pt" officeooo:rsid="00186aaa" style:font-name-asian="Palatino Linotype" style:font-size-asian="10.5pt" style:font-name-complex="Palatino Linotype" style:font-size-complex="12pt"/>
    </style:style>
    <style:style style:name="T4" style:family="text">
      <style:text-properties officeooo:rsid="0022ae5b"/>
    </style:style>
    <style:style style:name="T5" style:family="text">
      <style:text-properties officeooo:rsid="001ab8bb"/>
    </style:style>
    <style:style style:name="T6" style:family="text">
      <style:text-properties officeooo:rsid="0020fc45"/>
    </style:style>
    <style:style style:name="T7" style:family="text">
      <style:text-properties officeooo:rsid="00197d01"/>
    </style:style>
    <style:style style:name="T8" style:family="text">
      <style:text-properties officeooo:rsid="00186aaa"/>
    </style:style>
    <style:style style:name="T9" style:family="text">
      <style:text-properties officeooo:rsid="00248325"/>
    </style:style>
    <style:style style:name="T10" style:family="text">
      <style:text-properties officeooo:rsid="002580b3"/>
    </style:style>
    <style:style style:name="T11" style:family="text">
      <style:text-properties officeooo:rsid="00261f0c"/>
    </style:style>
    <style:style style:name="T12" style:family="text">
      <style:text-properties officeooo:rsid="0026278b"/>
    </style:style>
    <style:style style:name="T13" style:family="text">
      <style:text-properties officeooo:rsid="0026c15a"/>
    </style:style>
    <style:style style:name="T14" style:family="text">
      <style:text-properties officeooo:rsid="002918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5">I</text:span>dentifiant du participant : …..................</text:p>
      <text:p text:style-name="P2">Contact : Jérémy Frey – Inria Bordeaux – jeremy.frey@inria.fr</text:p>
      <text:h text:style-name="P6" text:outline-level="1">Consentement éclairé</text:h>
      <text:p text:style-name="P1">Cher participant,</text:p>
      <text:p text:style-name="P1">Vous vous êtes porté(e) volontaire pour participer à cette étude. Vous trouverez ci-dessous des informations concernant vos droits ainsi que le déroulement de l’expérience qui va suivre. S’il vous plaît, veuillez lire attentivement les paragraphes suivants.</text:p>
      <text:h text:style-name="P5" text:outline-level="1"><text:span text:style-name="T4">Influence des signaux physiologiques dans un contexte social</text:span></text:h>
      <text:h text:style-name="P16" text:outline-level="2">L’objectif de l’étude</text:h>
      <text:p text:style-name="P8">Les signaux physiologiques, tels le rythme cardiaque ou le rythme respiratoire, sont étudiés depuis de nombreuses année dans le milieu médical. Dernièrement les capteurs servant à leur mesure se démocratisent, avec par exemple l'utilisation de ceintures thoraciques ou bien via l'avènement des smartwatchs.</text:p>
      <text:p text:style-name="P8">Cependant, bien que ces signaux physiologiques commencent à être accessibles au grand public et à être utilisés dans un carde personnel, ils restent souvent cantonnés <text:span text:style-name="T9">au domaine de la santé</text:span>. Nous nous proposons d'étudier l'emploi <text:span text:style-name="T10">et l'impact </text:span>de telles technologies dans un cadre différent, ici dans un contexte social où vous serez amené à jouer à un jeu de société.</text:p>
      <text:h text:style-name="P16" text:outline-level="2">Le déroulement de l’étude</text:h>
      <text:p text:style-name="P9">L'activité physiologique mesurée sera <text:span text:style-name="T9">l</text:span>e rythme cardiaque. Afin de rendre <text:span text:style-name="T10">le dispositif non intrusif, </text:span>un <text:span text:style-name="T10">système</text:span> <text:span text:style-name="T10">de capteur sans contact a été mis en place. U</text:span>ne webcam enregistrera les variations de couleur de votre <text:span text:style-name="T10">peau</text:span>. Ce<text:span text:style-name="T10">s changements de couleur – invisibles à l'œil nu –</text:span> sont en effet directement liés à la circulation du sang et permettent, après analyse, d'extraire le pouls moyen <text:span text:style-name="T10">d'une personne.</text:span></text:p>
      <text:p text:style-name="P13">Cette étude <text:span text:style-name="T14">durera environ 45 minutes. Après un premier temps où vous aurez l'occasion de vous familiariser avec les règles du jeu choisi, la mesure du rythme cardiaque sera activée. S'ensuivront plusieurs tours de jeu, au cours desquels varieront les modalités de présentation des signaux physiologiques. Libre à vous d'utiliser comme vous l'entendrez ce nouvel élément de jeu.</text:span></text:p>
      <text:p text:style-name="P14">Plusieurs questionnaires vous seront proposés au cours de la partie.</text:p>
      <text:h text:style-name="P17" text:outline-level="2">Les risques et effets secondaires</text:h>
      <text:p text:style-name="P1">Cette étude est basée sur la connaissance de l’expérimentateur en charge de l’étude. De plus, elle est indolore et sans danger pour le participant. La participation à cette expérience ne vous fait courir aucun risque spécifique.</text:p>
      <text:h text:style-name="P16" text:outline-level="2">Cessation de l’expérience</text:h>
      <text:p text:style-name="P1">Vous êtes en droit d’annuler n’importe quand, sans en indiquer la raison. La participation est entièrement volontaire et sans obligation. Suspendre l’expérience ne pose pas d’inconvénient. Si, à n’importe quel moment pendant l’expérience, vous ressentez un inconfort, veuillez en informer immédiatement l’expérimentateur.</text:p>
      <text:h text:style-name="P16" text:outline-level="2"><text:soft-page-break/>Enregistrements </text:h>
      <text:p text:style-name="P10">Dans le cadre de cette étude <text:span text:style-name="T1">nous mesurerons votre rythme cardiaque à l'aide d'une webcam. Nous aimerions pouvoir utiliser ces enregistrements, avec votre permission, à des fins de formation et/ou de présentations scientifiques. Il n’est cependant pas nécessaire de consentir à ce volet pour participer au présent projet. Si vous refusez, les enregistrements vous concernant seront détruits à la fin du projet dans le respect de la confidentialité. <text:s/></text:span></text:p>
      <text:p text:style-name="P3">Nous autorisez-vous à utiliser <text:s/>ces enregistrements à des fins de formations ou de présentations scientifiques et à les conserver avec vos données de recherche<text:span text:style-name="T13"> </text:span>? </text:p>
      <text:p text:style-name="P11"><text:span text:style-name="T8"><text:tab/><text:tab/>Oui<text:tab/></text:span><text:span text:style-name="T2">□</text:span><text:span text:style-name="T3"><text:tab/><text:tab/>Non<text:tab/></text:span><text:span text:style-name="T2">□</text:span></text:p>
      <text:p text:style-name="Standard">NB : <text:span text:style-name="T10">La présence de webcams sert uniquement à la mesure du rythme cardiaque des participants, aucune image ni aucun son ne sont enregistrés.</text:span></text:p>
      <text:h text:style-name="P16" text:outline-level="2">Confidentialité</text:h>
      <text:p text:style-name="P1">Les dispositions prises concernant la protection des données seront respectées. Vos données personnelles ne seront pas divulguées à une tierce personne. Nous rendons anonymes les données collectées, et ne les traitons et les publions que dans cette condition. <text:s/></text:p>
      <text:h text:style-name="P16" text:outline-level="2">Déclaration</text:h>
      <text:p text:style-name="P1">Veuillez approuver, grâce à votre signature, la déclaration suivante :</text:p>
      <text:p text:style-name="P1">« Je soussigné(e) …………………………………..............…, certifie que l’expérimentateur de cette étude m’a informé(e) des points décrits ci-dessus. J’ai lu et compris ce communiqué. Je suis d’accord avec chacun des points. J’autorise que les données acquises pendant cette expérience soient analysées dans un but scientifique et publiées. J’ai été informé(e) de mes droits en tant que sujet de l’expérience et sur la participation volontaire à cette étude. »</text:p>
      <text:p text:style-name="P4">Fait à …............................................, le ….....................................</text:p>
      <text:p text:style-name="P12"><text:span text:style-name="T7">S</text:span>ignat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Palatino Linotype" svg:font-family="'Palatino Linotype'" style:font-family-generic="roman"/>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style: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fr" fo:country="FR"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161cm" fo:margin-right="0.161cm" fo:margin-top="0.15cm" fo:margin-bottom="0.15cm" style:contextual-spacing="false" fo:line-height="100%" fo:text-align="justify" style:justify-single-word="false" fo:orphans="2" fo:widows="2" fo:text-indent="0.499cm"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left="0cm" fo:margin-right="0cm" fo:margin-top="0.3cm" fo:margin-bottom="0.3cm" style:contextual-spacing="false" fo:text-align="center" style:justify-single-word="false" fo:text-indent="0cm" style:auto-text-indent="false"/>
      <style:text-properties fo:font-size="14pt" style:text-underline-style="solid" style:text-underline-width="auto" style:text-underline-color="font-color" fo:font-weight="bold" style:font-size-asian="18pt" style:font-weight-asian="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3cm" fo:margin-bottom="0.3cm" style:contextual-spacing="false" fo:text-indent="0cm" style:auto-text-indent="false" style:page-number="auto" fo:keep-with-next="always"/>
      <style:text-properties fo:font-size="13pt" fo:font-weight="bold" style:font-size-asian="14pt" style:font-weight-asian="bold"/>
    </style:style>
    <style:style style:name="Heading_20_3" style:display-name="Heading 3" style:family="paragraph" style:parent-style-name="Standard" style:next-style-name="Standard" style:default-outline-level="3" style:list-style-name="" style:class="text">
      <style:paragraph-properties fo:margin-left="0cm" fo:margin-right="0cm" fo:margin-top="0.423cm" fo:margin-bottom="0.423cm" style:contextual-spacing="false" fo:text-indent="0cm" style:auto-text-indent="false"/>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margin-left="0cm" fo:margin-right="0cm" fo:margin-top="0.45cm" fo:margin-bottom="0.45cm" style:contextual-spacing="false" fo:text-indent="0cm" style:auto-text-indent="false"/>
      <style:text-properties fo:font-size="10pt" fo:font-weight="bold" style:font-size-asian="10pt" style:font-weight-asian="bold"/>
    </style:style>
    <style:style style:name="Heading_20_5" style:display-name="Heading 5" style:family="paragraph" style:parent-style-name="Standard" style:next-style-name="Standard" style:default-outline-level="5" style:list-style-name="" style:class="text">
      <style:paragraph-properties fo:margin-left="0cm" fo:margin-right="0cm" fo:margin-top="0.45cm" fo:margin-bottom="0.45cm" style:contextual-spacing="false" fo:text-indent="0cm" style:auto-text-indent="false"/>
      <style:text-properties fo:font-size="8pt" fo:font-weight="bold" style:font-size-asian="8pt" style:font-weight-asian="bold"/>
    </style:style>
    <style:style style:name="Heading_20_6" style:display-name="Heading 6" style:family="paragraph" style:parent-style-name="Standard" style:next-style-name="Standard" style:default-outline-level="6" style:list-style-name="" style:class="text">
      <style:paragraph-properties fo:margin-left="0cm" fo:margin-right="0cm" fo:margin-top="0.635cm" fo:margin-bottom="0.635cm" style:contextual-spacing="false" fo:text-indent="0cm" style:auto-text-indent="false"/>
      <style:text-properties fo:font-size="8pt" fo:font-weight="bold" style:font-size-asian="8pt" style:font-weight-asian="bold"/>
    </style:style>
    <style:style style:name="Title" style:family="paragraph" style:parent-style-name="Standard" style:next-style-name="Standard" style:default-outline-level="" style:class="chapter">
      <style:paragraph-properties fo:margin-top="0.847cm" fo:margin-bottom="0.212cm" style:contextual-spacing="false" fo:text-align="start" style:justify-single-word="false"/>
      <style:text-properties fo:font-size="36pt" fo:font-weight="bold" style:font-size-asian="36pt" style:font-weight-asian="bold"/>
    </style:style>
    <style:style style:name="Subtitle" style:family="paragraph" style:parent-style-name="Standard" style:next-style-name="Standard" style:default-outline-level="" style:class="chapter">
      <style:paragraph-properties fo:margin-top="0.635cm" fo:margin-bottom="0.141cm" style:contextual-spacing="false" fo:text-align="start" style:justify-single-word="false"/>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List_20_Paragraph" style:display-name="List Paragraph" style:family="paragraph" style:parent-style-name="Standard" style:default-outline-level="">
      <style:paragraph-properties fo:margin-left="1.27cm" fo:margin-right="0.159cm" fo:margin-top="0.159cm" fo:margin-bottom="0.159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note_20_text" style:display-name="footnote text" style:family="paragraph" style:parent-style-name="Standard" style:default-outline-level="">
      <style:paragraph-properties fo:margin-top="0cm" fo:margin-bottom="0cm" style:contextual-spacing="false"/>
      <style:text-properties fo:font-size="10pt" style:font-size-asian="10pt" style:font-size-complex="10pt"/>
    </style:style>
    <style:style style:name="Revision" style:family="paragraph" style:default-outline-level="">
      <style:paragraph-properties fo:margin-top="0cm" fo:margin-bottom="0cm" style: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Footnote" style:family="paragraph" style:parent-style-name="Standard" style:class="extra"/>
    <style:style style:name="Quotations" style:family="paragraph" style:parent-style-name="Standard" style:class="html"/>
    <style:style style:name="Footer" style:family="paragraph" style:parent-style-name="Standard" style:class="extra" style:master-page-name="">
      <style:paragraph-properties fo:text-align="center" style:justify-single-word="false" style:page-number="auto"/>
    </style:style>
    <style:style style:name="Header" style:family="paragraph" style:parent-style-name="Standard"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fo:color="#000000"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color="#0000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bjet_20_du_20_commentaire_20_Car" style:display-name="Objet du commentaire Car" style:family="text" style:parent-style-name="Commentaire_20_Car">
      <style:text-properties fo:color="#000000"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Note_20_de_20_bas_20_de_20_page_20_Car" style:display-name="Note de bas de page Car" style:family="text" style:parent-style-name="Default_20_Paragraph_20_Font">
      <style:text-properties fo:color="#0000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563c1"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style style:name="MP2" style:family="paragraph" style:parent-style-name="Header">
      <style:text-properties fo:language="fr" fo:country="FR"/>
    </style:style>
    <style:style style:name="MT1" style:family="text">
      <style:text-properties officeooo:rsid="002026e5"/>
    </style:style>
    <style:style style:name="MT2" style:family="text">
      <style:text-properties officeooo:rsid="00261f0c"/>
    </style:style>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ersion <text:span text:style-name="MT1">1</text:span> datée du <text:span text:style-name="MT2">12 mai</text:span> 201<text:span text:style-name="MT2">5</text:span> – Page <text:page-number text:select-page="current">2</text:page-number> sur <text:page-count>2</text:page-count></text:p>
      </style:footer>
    </style:master-page>
    <style:master-page style:name="Converted1" style:page-layout-name="Mpm2">
      <style:header>
        <text:p text:style-name="MP2"/>
      </style:header>
      <style:footer>
        <text:p text:style-name="MP1"/>
      </style:footer>
    </style:master-page>
    <style:master-page style:name="Converted2" style:page-layout-name="Mpm2">
      <style:header>
        <text:p text:style-name="MP2"/>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MUIinformedconstent.docx</dc:title>
    <meta:initial-creator>Christian Mühl</meta:initial-creator>
    <meta:editing-cycles>29</meta:editing-cycles>
    <meta:print-date>2014-03-30T20:14:00</meta:print-date>
    <meta:creation-date>2014-03-30T20:06:00</meta:creation-date>
    <dc:date>2015-05-12T20:27:37.518494746</dc:date>
    <meta:editing-duration>PT1H20M26S</meta:editing-duration>
    <meta:generator>LibreOffice/4.2.8.2$Linux_X86_64 LibreOffice_project/420m0$Build-2</meta:generator>
    <dc:creator>jfrey</dc:creator>
    <meta:document-statistic meta:table-count="0" meta:image-count="0" meta:object-count="0" meta:page-count="2" meta:paragraph-count="30" meta:word-count="650" meta:character-count="4382" meta:non-whitespace-character-count="375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